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48cm" style:rel-column-width="13962*"/>
    </style:style>
    <style:style style:name="Table1.B" style:family="table-column">
      <style:table-column-properties style:column-width="14.952cm" style:rel-column-width="5157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8.png" xlink:type="simple" xlink:show="embed" xlink:actuate="onLoad"/></draw:frame></text:p>
          </table:table-cell>
          <table:table-cell table:style-name="Table1.B1" office:value-type="string">
            <text:h text:style-name="P4" text:outline-level="1">Передаточная функция общего вид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028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математическую модель звена, динамика которого </text:span><text:span text:style-name="T5">(</text:span><text:span text:style-name="T7">для каждого </text:span><text:span text:style-name="T8">скалярного</text:span><text:span text:style-name="T7"> сигнала)</text:span><text:span text:style-name="T3"> описывается линейным обыкновенным дифференциальным уравнением (ОДУ) вида:</text:span></text:p>
            <text:p text:style-name="P6"><text:span text:style-name="T3"><draw:frame draw:style-name="fr3" draw:name="Объект1" text:anchor-type="as-char" svg:width="5.219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7">где</text:p>
            <text:p text:style-name="P7"><draw:frame draw:style-name="fr3" draw:name="Object1" text:anchor-type="as-char" svg:width="15.549cm" svg:height="2.67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5"><text:span text:style-name="T3"><draw:frame draw:style-name="fr3" draw:name="Object2" text:anchor-type="as-char" svg:width="1.494cm" svg:height="0.621cm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– </text:span><text:span text:style-name="T7">коэффициенты (</text:span><text:span text:style-name="T7"><draw:frame draw:style-name="fr3" draw:name="Object3" text:anchor-type="as-char" svg:width="5.427cm" svg:height="0.549cm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);</text:span></text:p>
            <text:p text:style-name="P5"><text:span text:style-name="T3"><draw:frame draw:style-name="fr3" draw:name="Объект2" text:anchor-type="as-char" svg:width="1.064cm" svg:height="0.564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входно</text:span><text:span text:style-name="T7">й</text:span><text:span text:style-name="T3"> сигнал в блок (может быть </text:span><text:span text:style-name="T9">векторным</text:span><text:span text:style-name="T3">, тогда и вектора коэффициентов и выход блока тоже будут </text:span><text:span text:style-name="T9">векторными </text:span><text:span text:style-name="T10">той же размерности</text:span><text:span text:style-name="T3">),</text:span><text:span text:style-name="T3"><draw:frame draw:style-name="fr3" draw:name="Объект4" text:anchor-type="as-char" svg:width="1.087cm" svg:height="0.564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– выходной сигнал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3"><draw:frame draw:style-name="fr3" draw:name="Объект5" text:anchor-type="as-char" svg:width="7.625cm" svg:height="1.453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      <text:p text:style-name="P5">Размерности сигналов входа, выхода и вектор<text:span text:style-name="T6">ов</text:span> коэффициентов должны совпадать.</text:p>
            <text:p text:style-name="P5"><text:span text:style-name="T1">Свойства</text:span>:</text:p>
            <text:list xml:id="list4428236776874355140" text:style-name="L1">
              <text:list-item>
                <text:p text:style-name="P8">Коэффициенты числителя – вектор<draw:frame draw:style-name="fr3" draw:name="Объект8" text:anchor-type="as-char" svg:width="0.623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6">размерностью </text:span><text:span text:style-name="T4">[m]</text:span>.</text:p>
              </text:list-item>
              <text:list-item>
                <text:p text:style-name="P8">Коэффициенты знаменателя – вектор<draw:frame draw:style-name="fr3" draw:name="Object4" text:anchor-type="as-char" svg:width="0.577cm" svg:height="0.621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6">размерностью </text:span><text:span text:style-name="T4">[n]</text:span>.</text:p>
              </text:list-item>
              <text:list-item>
                <text:p text:style-name="P8">Начальные условия – вектор начальных значений<draw:frame draw:style-name="fr3" draw:name="Объект10" text:anchor-type="as-char" svg:width="1.265cm" svg:height="0.621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<text:span text:style-name="T6">обработку</text:span>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даточная функция общего вида</dc:title>
    <dc:date>2014-12-08T22:51:57.63</dc:date>
    <meta:generator>OpenOffice/4.1.1$Win32 OpenOffice.org_project/411m6$Build-9775</meta:generator>
    <meta:editing-duration>PT6H19M57S</meta:editing-duration>
    <meta:editing-cycles>125</meta:editing-cycles>
    <meta:document-statistic meta:table-count="1" meta:image-count="2" meta:object-count="10" meta:page-count="1" meta:paragraph-count="20" meta:word-count="119" meta:character-count="86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L</mi>
      <mrow>
        <mo stretchy="false">(</mo>
        <mrow>
          <mi>p</mi>
        </mrow>
        <mo stretchy="false">)</mo>
      </mrow>
      <mi>y</mi>
      <mrow>
        <mo stretchy="false">(</mo>
        <mrow>
          <mi>t</mi>
        </mrow>
        <mo stretchy="false">)</mo>
      </mrow>
      <mrow>
        <mi/>
        <mo stretchy="false">=</mo>
        <mi/>
      </mrow>
      <mi>N</mi>
      <mrow>
        <mrow>
          <mo stretchy="false">(</mo>
          <mrow>
            <mi>p</mi>
          </mrow>
          <mo stretchy="false">)</mo>
        </mrow>
        <mo stretchy="false">⋅</mo>
        <mi>x</mi>
      </mrow>
      <mrow>
        <mo stretchy="false">(</mo>
        <mrow>
          <mi>t</mi>
        </mrow>
        <mo stretchy="false">)</mo>
      </mrow>
    </mrow>
    <annotation encoding="StarMath 5.0">L(p) y(t) ~=~ N(p) cdot x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table>
      <mtr>
        <mtd>
          <mrow>
            <mi>L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a</mi>
                <mrow>
                  <mi>n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n</mi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n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a</mi>
                <mrow>
                  <mrow>
                    <mi>n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a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y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a</mi>
                <mn>0</mn>
              </msub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  <mtr>
        <mtd>
          <mrow>
            <mi>N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b</mi>
                <mrow>
                  <mi>m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m</mi>
                      </mrow>
                    </msup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m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b</mi>
                <mrow>
                  <mrow>
                    <mi>m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b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x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b</mi>
                <mn>0</mn>
              </msub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</mtable>
    <annotation encoding="StarMath 5.0">L(p) cdot y(t) ~=~
a_{n} cdot {{d^{n}y(t)} over {dt^{n}}} ~+~
a_{n-1} cdot {{d^{n-1}y(t)} over {dt^{n-1}}} ~+~
~...~ +
a_{1} cdot {{dy(t)} over {dt}} ~+~
a_0 cdot y(t);
newline
N(p) cdot x(t) ~=~
b_{m} cdot {{d^{m}x(t)} over {dt^{m}}} ~+~
b_{m-1} cdot {{d^{m-1}x(t)} over {dt^{m-1}}} ~+~
~...~ +
b_{1} cdot {{dx(t)} over {dt}} ~+~
b_0 cdot x(t);</annotation>
  </semantics>
</math>
</file>

<file path=Object 1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1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s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s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s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s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s)
~=~
{b_m cdot s^m +...+ b_2 cdot s^2 + b_1 cdot s + b_0}
over
{a_n cdot s^n +...+ a_2 cdot s^2 + a_1 cdot s + a_0}
</annotation>
  </semantics>
</math>
</file>

<file path=Object 8/content.xml><?xml version="1.0" encoding="utf-8"?>
<math xmlns="http://www.w3.org/1998/Math/MathML">
  <semantics>
    <mrow>
      <msub>
        <mi>b</mi>
        <mi>j</mi>
      </msub>
    </mrow>
    <annotation encoding="StarMath 5.0">b_j</annotation>
  </semantics>
</math>
</file>